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9304E1F0.png" manifest:media-type="image/png"/>
  <manifest:file-entry manifest:full-path="Pictures/10000000000001E0000001E03A90D33A.png" manifest:media-type="image/png"/>
  <manifest:file-entry manifest:full-path="Pictures/10000000000001E0000001E0F48AAD01.png" manifest:media-type="image/png"/>
  <manifest:file-entry manifest:full-path="Pictures/10000000000001E0000001E0CA218D56.png" manifest:media-type="image/png"/>
  <manifest:file-entry manifest:full-path="Pictures/10000000000001E0000001E058919BC6.png" manifest:media-type="image/png"/>
  <manifest:file-entry manifest:full-path="Pictures/10000000000001E0000001E025974702.png" manifest:media-type="image/png"/>
  <manifest:file-entry manifest:full-path="Pictures/10000000000001E0000001E050ECC2E3.png" manifest:media-type="image/png"/>
  <manifest:file-entry manifest:full-path="Pictures/20000002000001CE0000015A25E65A67.eps" manifest:media-type=""/>
  <manifest:file-entry manifest:full-path="Pictures/20000002000001CE0000015A6C6047B8.eps" manifest:media-type=""/>
  <manifest:file-entry manifest:full-path="Pictures/10000000000001E0000001E050F74C6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81cm, 3.357cm, 1.518cm, 0.34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99cm, 3.699cm, 3.9cm, 3.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99cm, 2.6cm, 3.5cm, 3.49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cm, 2.557cm, 3.799cm, 3.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99cm, 2.3cm, 2.4cm, 3.09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cm, 2.9cm, 3.199cm, 3.29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81cm, 2.457cm, 2.118cm, 3.24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1cm, 1.557cm, 1.918cm, 1.342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2.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99cm" svg:height="8.386cm" svg:x="33.501cm" svg:y="5.9cm">
          <draw:image xlink:href="Pictures/10000000000001E0000001E050F74C63.png" xlink:type="simple" xlink:show="embed" xlink:actuate="onLoad">
            <text:p/>
          </draw:image>
        </draw:frame>
        <draw:frame draw:style-name="gr2" draw:text-style-name="P1" draw:layer="layout" svg:width="22cm" svg:height="16cm" svg:x="1cm" svg:y="1cm">
          <draw:image xlink:href="Pictures/20000002000001CE0000015A6C6047B8.eps" xlink:type="simple" xlink:show="embed" xlink:actuate="onLoad">
            <text:p/>
          </draw:image>
        </draw:frame>
        <draw:frame draw:style-name="gr2" draw:text-style-name="P1" draw:layer="layout" svg:width="22cm" svg:height="16cm" svg:x="1cm" svg:y="18cm">
          <draw:image xlink:href="Pictures/20000002000001CE0000015A25E65A67.eps" xlink:type="simple" xlink:show="embed" xlink:actuate="onLoad">
            <text:p/>
          </draw:image>
        </draw:frame>
        <draw:frame draw:style-name="gr3" draw:text-style-name="P1" draw:layer="layout" svg:width="8.2cm" svg:height="7.028cm" svg:x="21.9cm" svg:y="1.3cm">
          <draw:image xlink:href="Pictures/10000000000001E0000001E050ECC2E3.png" xlink:type="simple" xlink:show="embed" xlink:actuate="onLoad">
            <text:p/>
          </draw:image>
        </draw:frame>
        <draw:frame draw:style-name="gr4" draw:text-style-name="P1" draw:layer="layout" svg:width="6.599cm" svg:height="6.499cm" svg:x="31cm" svg:y="1.4cm">
          <draw:image xlink:href="Pictures/10000000000001E0000001E025974702.png" xlink:type="simple" xlink:show="embed" xlink:actuate="onLoad">
            <text:p/>
          </draw:image>
        </draw:frame>
        <draw:frame draw:style-name="gr5" draw:text-style-name="P1" draw:layer="layout" svg:width="8.341cm" svg:height="6.848cm" svg:x="25.559cm" svg:y="8.152cm">
          <draw:image xlink:href="Pictures/10000000000001E0000001E058919BC6.png" xlink:type="simple" xlink:show="embed" xlink:actuate="onLoad">
            <text:p/>
          </draw:image>
        </draw:frame>
        <draw:frame draw:style-name="gr6" draw:text-style-name="P1" draw:layer="layout" svg:width="7.299cm" svg:height="7.299cm" svg:x="33.4cm" svg:y="18.6cm">
          <draw:image xlink:href="Pictures/10000000000001E0000001E0F48AAD01.png" xlink:type="simple" xlink:show="embed" xlink:actuate="onLoad">
            <text:p/>
          </draw:image>
        </draw:frame>
        <draw:frame draw:style-name="gr7" draw:text-style-name="P1" draw:layer="layout" svg:width="8cm" svg:height="8.491cm" svg:x="25.5cm" svg:y="18cm">
          <draw:image xlink:href="Pictures/10000000000001E0000001E0CA218D56.png" xlink:type="simple" xlink:show="embed" xlink:actuate="onLoad">
            <text:p/>
          </draw:image>
        </draw:frame>
        <draw:frame draw:style-name="gr8" draw:text-style-name="P1" draw:layer="layout" svg:width="6.4cm" svg:height="7.772cm" svg:x="25.4cm" svg:y="26.2cm">
          <draw:image xlink:href="Pictures/10000000000001E0000001E03A90D33A.png" xlink:type="simple" xlink:show="embed" xlink:actuate="onLoad">
            <text:p/>
          </draw:image>
        </draw:frame>
        <draw:frame draw:style-name="gr9" draw:text-style-name="P1" draw:layer="layout" svg:width="8.7cm" svg:height="7.191cm" svg:x="31.7cm" svg:y="26.2cm">
          <draw:image xlink:href="Pictures/10000000000001E0000001E09304E1F0.png" xlink:type="simple" xlink:show="embed" xlink:actuate="onLoad">
            <text:p/>
          </draw:image>
        </draw:frame>
        <draw:frame draw:style-name="gr10" draw:text-style-name="P3" draw:layer="layout" svg:width="3.5cm" svg:height="2.474cm" svg:x="21.7cm" svg:y="14.83cm">
          <draw:text-box>
            <text:p text:style-name="P2"><text:span text:style-name="T1">(a)</text:span></text:p>
          </draw:text-box>
        </draw:frame>
        <draw:frame draw:style-name="gr10" draw:text-style-name="P3" draw:layer="layout" svg:width="3.5cm" svg:height="2.474cm" svg:x="21.7cm" svg:y="31.23cm">
          <draw:text-box>
            <text:p text:style-name="P2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9:43:12.762741186</meta:creation-date>
    <dc:date>2018-05-15T14:47:22.185148159</dc:date>
    <meta:editing-duration>PT16M55S</meta:editing-duration>
    <meta:editing-cycles>4</meta:editing-cycles>
    <meta:generator>LibreOffice/4.4.6.3$Linux_X86_64 LibreOffice_project/40m0$Build-3</meta:generator>
    <meta:document-statistic meta:object-count="12"/>
  </office:meta>
</office:document-meta>
</file>